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DiskCacheFact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Factory.createCache( AuxiliaryCacheAttributes iaca , ICompositeCacheManager cacheMgr , ICacheEventLogger cacheEventLogger , IElementSerializer elementSer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edDiskCache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